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1" svg:font-family="Calibri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.101cm" fo:border-left="none" fo:border-right="none" fo:border-top="none" fo:border-bottom="0.31pt solid #008080" style:shadow="none">
        <style:tab-stops>
          <style:tab-stop style:position="7.408cm" style:type="center"/>
          <style:tab-stop style:position="19.129cm" style:type="right"/>
        </style:tab-stops>
      </style:paragraph-properties>
      <style:text-properties officeooo:paragraph-rsid="00504370"/>
    </style:style>
    <style:style style:name="P2" style:family="paragraph" style:parent-style-name="Footer">
      <style:paragraph-properties fo:text-align="start" style:justify-single-word="false" fo:padding="0.101cm" fo:border-left="none" fo:border-right="none" fo:border-top="0.31pt solid #008080" fo:border-bottom="none" style:shadow="none">
        <style:tab-stops>
          <style:tab-stop style:position="8.814cm" style:type="center"/>
          <style:tab-stop style:position="19.129cm" style:type="right"/>
        </style:tab-stops>
      </style:paragraph-properties>
      <style:text-properties fo:color="#333333" fo:font-size="10pt" officeooo:paragraph-rsid="00510c60" style:font-size-asian="10pt" style:font-size-complex="10pt"/>
    </style:style>
    <style:style style:name="P3" style:family="paragraph" style:parent-style-name="Header">
      <style:paragraph-properties fo:text-align="end" style:justify-single-word="false"/>
      <style:text-properties fo:color="#333333" fo:font-size="10pt" officeooo:rsid="005e24b3" officeooo:paragraph-rsid="00372860" style:font-size-asian="10pt" style:font-size-complex="10pt"/>
    </style:style>
    <style:style style:name="P4" style:family="paragraph" style:parent-style-name="Text_20_body">
      <style:text-properties officeooo:paragraph-rsid="006f0af6"/>
    </style:style>
    <style:style style:name="P5" style:family="paragraph" style:parent-style-name="Text_20_body">
      <style:text-properties officeooo:rsid="006dc209" officeooo:paragraph-rsid="006dc209"/>
    </style:style>
    <style:style style:name="P6" style:family="paragraph" style:parent-style-name="Table_20_Contents">
      <style:text-properties fo:font-size="11pt" officeooo:paragraph-rsid="00735dc1"/>
    </style:style>
    <style:style style:name="P7" style:family="paragraph" style:parent-style-name="Table_20_Contents">
      <style:text-properties fo:font-size="11pt" officeooo:paragraph-rsid="0074e11d"/>
    </style:style>
    <style:style style:name="P8" style:family="paragraph" style:parent-style-name="Table_20_Contents">
      <style:text-properties fo:font-size="11pt" officeooo:paragraph-rsid="00761395"/>
    </style:style>
    <style:style style:name="P9" style:family="paragraph" style:parent-style-name="Heading_20_1">
      <style:text-properties officeooo:rsid="006c5a70"/>
    </style:style>
    <style:style style:name="P10" style:family="paragraph" style:parent-style-name="Heading_20_1" style:list-style-name="">
      <style:paragraph-properties>
        <style:tab-stops/>
      </style:paragraph-properties>
      <style:text-properties officeooo:rsid="00724415"/>
    </style:style>
    <style:style style:name="P11" style:family="paragraph" style:parent-style-name="Heading_20_1">
      <style:paragraph-properties fo:break-before="page"/>
      <style:text-properties officeooo:rsid="00724415"/>
    </style:style>
    <style:style style:name="P12" style:family="paragraph" style:parent-style-name="Heading_20_1" style:master-page-name="Standard">
      <style:paragraph-properties style:page-number="1"/>
      <style:text-properties officeooo:rsid="006c5a70" officeooo:paragraph-rsid="007724c5"/>
    </style:style>
    <style:style style:name="P13" style:family="paragraph" style:parent-style-name="Heading_20_2">
      <style:text-properties officeooo:rsid="006c5a70"/>
    </style:style>
    <style:style style:name="P14" style:family="paragraph" style:parent-style-name="Heading_20_2">
      <style:text-properties officeooo:rsid="006d62e1" officeooo:paragraph-rsid="006d62e1"/>
    </style:style>
    <style:style style:name="P15" style:family="paragraph" style:parent-style-name="Heading_20_2">
      <style:text-properties officeooo:rsid="00724415"/>
    </style:style>
    <style:style style:name="P16" style:family="paragraph" style:parent-style-name="Heading_20_3">
      <style:text-properties officeooo:rsid="006c5a70"/>
    </style:style>
    <style:style style:name="P17" style:family="paragraph" style:parent-style-name="Heading_20_3">
      <style:text-properties officeooo:rsid="006d62e1" officeooo:paragraph-rsid="006d62e1"/>
    </style:style>
    <style:style style:name="P18" style:family="paragraph" style:parent-style-name="Table_20_Contents">
      <style:text-properties fo:font-size="11pt" officeooo:rsid="00735dc1" officeooo:paragraph-rsid="00735dc1"/>
    </style:style>
    <style:style style:name="P19" style:family="paragraph" style:parent-style-name="Table_20_Contents" style:list-style-name="L1">
      <style:text-properties fo:font-size="11pt" officeooo:rsid="00735dc1" officeooo:paragraph-rsid="00735dc1"/>
    </style:style>
    <style:style style:name="P20" style:family="paragraph" style:parent-style-name="Table_20_Contents">
      <style:text-properties fo:font-size="11pt" officeooo:rsid="0074e11d" officeooo:paragraph-rsid="0074e11d"/>
    </style:style>
    <style:style style:name="P21" style:family="paragraph" style:parent-style-name="Table_20_Contents" style:list-style-name="L2">
      <style:text-properties fo:font-size="11pt" officeooo:rsid="0074e11d" officeooo:paragraph-rsid="0074e11d"/>
    </style:style>
    <style:style style:name="P22" style:family="paragraph" style:parent-style-name="Table_20_Contents" style:list-style-name="L3">
      <style:text-properties fo:font-size="11pt" officeooo:rsid="0074e11d" officeooo:paragraph-rsid="0074e11d"/>
    </style:style>
    <style:style style:name="P23" style:family="paragraph" style:parent-style-name="Table_20_Contents">
      <style:text-properties fo:font-size="11pt" officeooo:rsid="00761395" officeooo:paragraph-rsid="00761395"/>
    </style:style>
    <style:style style:name="P24" style:family="paragraph" style:parent-style-name="Table_20_Contents" style:list-style-name="L4">
      <style:text-properties fo:font-size="11pt" officeooo:rsid="00761395" officeooo:paragraph-rsid="00761395"/>
    </style:style>
    <style:style style:name="P25" style:family="paragraph" style:parent-style-name="Table_20_Contents">
      <style:text-properties fo:font-size="10.5pt" officeooo:rsid="0074e11d" officeooo:paragraph-rsid="0074e11d" style:font-size-asian="10.5pt" style:font-size-complex="10.5pt"/>
    </style:style>
    <style:style style:name="P26" style:family="paragraph" style:parent-style-name="Table_20_Contents">
      <style:text-properties fo:font-size="10.5pt" officeooo:rsid="00761395" officeooo:paragraph-rsid="00761395" style:font-size-asian="10.5pt" style:font-size-complex="10.5pt"/>
    </style:style>
    <style:style style:name="P27" style:family="paragraph" style:parent-style-name="Table_20_Contents" style:master-page-name="Standard">
      <style:paragraph-properties style:page-number="auto"/>
      <style:text-properties fo:font-size="10.5pt" officeooo:rsid="00735dc1" officeooo:paragraph-rsid="00735dc1" style:font-size-asian="10.5pt" style:font-size-complex="10.5pt"/>
    </style:style>
    <style:style style:name="P28" style:family="paragraph" style:parent-style-name="Table_20_Contents" style:master-page-name="Standard">
      <style:paragraph-properties style:page-number="auto"/>
      <style:text-properties fo:font-size="10.5pt" officeooo:rsid="00735dc1" officeooo:paragraph-rsid="0074e11d" style:font-size-asian="10.5pt" style:font-size-complex="10.5pt"/>
    </style:style>
    <style:style style:name="P29" style:family="paragraph" style:parent-style-name="Table_20_Contents" style:list-style-name="L1" style:master-page-name="Standard">
      <style:paragraph-properties style:page-number="auto"/>
      <style:text-properties fo:font-size="11pt" officeooo:rsid="00735dc1" officeooo:paragraph-rsid="00735dc1"/>
    </style:style>
    <style:style style:name="P30" style:family="paragraph" style:parent-style-name="Text_20_body" style:list-style-name="" style:master-page-name="First_20_Page">
      <style:paragraph-properties fo:text-align="center" style:justify-single-word="false" style:page-number="auto"/>
      <style:text-properties fo:font-size="22pt" officeooo:rsid="0018232a" style:font-size-asian="22pt" style:font-size-complex="22pt"/>
    </style:style>
    <style:style style:name="P31" style:family="paragraph" style:parent-style-name="Text_20_body" style:list-style-name="">
      <style:paragraph-properties fo:text-align="center" style:justify-single-word="false"/>
      <style:text-properties fo:font-size="22pt" officeooo:rsid="0018232a" style:font-size-asian="22pt" style:font-size-complex="22pt"/>
    </style:style>
    <style:style style:name="P32" style:family="paragraph" style:parent-style-name="Text_20_body" style:list-style-name="">
      <style:paragraph-properties fo:text-align="center" style:justify-single-word="false"/>
      <style:text-properties fo:text-transform="uppercase" fo:color="#4c4c4c" style:font-name="Arial" fo:font-size="26pt" officeooo:rsid="004edfbb" officeooo:paragraph-rsid="004edfbb" style:font-size-asian="26pt" style:font-size-complex="26pt"/>
    </style:style>
    <style:style style:name="P33" style:family="paragraph" style:parent-style-name="Text_20_body" style:list-style-name="">
      <style:paragraph-properties fo:text-align="center" style:justify-single-word="false"/>
      <style:text-properties style:font-name="Arial" fo:font-size="6pt" officeooo:rsid="0018232a" style:font-size-asian="5.25pt" style:font-size-complex="6pt"/>
    </style:style>
    <style:style style:name="P34" style:family="paragraph" style:parent-style-name="Text_20_body" style:list-style-name="">
      <style:paragraph-properties fo:text-align="center" style:justify-single-word="false"/>
      <style:text-properties fo:color="#333333" style:font-name="Calibri1" fo:font-size="16pt" fo:language="zxx" fo:country="none" officeooo:rsid="0018232a" officeooo:paragraph-rsid="005f5166" style:font-size-asian="16pt" style:font-size-complex="16pt"/>
    </style:style>
    <style:style style:name="P35" style:family="paragraph" style:parent-style-name="Text_20_body" style:list-style-name="">
      <style:paragraph-properties fo:text-align="center" style:justify-single-word="false"/>
      <style:text-properties fo:color="#333333" style:font-name="Calibri1" fo:font-size="22pt" fo:language="zxx" fo:country="none" style:text-underline-style="none" fo:font-weight="normal" officeooo:rsid="004edfbb" officeooo:paragraph-rsid="004edfbb" style:font-size-asian="22pt" style:font-weight-asian="normal" style:font-size-complex="22pt" style:font-weight-complex="normal"/>
    </style:style>
    <style:style style:name="P36" style:family="paragraph" style:parent-style-name="Text_20_body" style:list-style-name="">
      <style:paragraph-properties fo:text-align="center" style:justify-single-word="false"/>
      <style:text-properties fo:color="#333333" style:font-name="Calibri1" fo:font-size="18pt" fo:language="zxx" fo:country="none" officeooo:rsid="0018232a" officeooo:paragraph-rsid="0018232a" style:font-size-asian="18pt" style:font-size-complex="18pt"/>
    </style:style>
    <style:style style:name="P37" style:family="paragraph" style:parent-style-name="Text_20_body" style:list-style-name="">
      <style:paragraph-properties fo:text-align="center" style:justify-single-word="false"/>
      <style:text-properties fo:color="#333333" style:font-name="Calibri1" fo:font-size="18pt" fo:language="zxx" fo:country="none" officeooo:rsid="004edfbb" officeooo:paragraph-rsid="004edfbb" style:font-size-asian="18pt" style:font-size-complex="18pt"/>
    </style:style>
    <style:style style:name="P38" style:family="paragraph" style:parent-style-name="Text_20_body" style:list-style-name="">
      <style:paragraph-properties fo:text-align="center" style:justify-single-word="false"/>
      <style:text-properties style:font-name="Calibri1" fo:font-size="22pt" fo:language="zxx" fo:country="none" officeooo:paragraph-rsid="0018232a" style:font-size-asian="22pt" style:font-size-complex="22pt"/>
    </style:style>
    <style:style style:name="P39" style:family="paragraph" style:parent-style-name="Text_20_body" style:list-style-name="">
      <style:paragraph-properties fo:text-align="center" style:justify-single-word="false"/>
      <style:text-properties style:font-name="Calibri1" fo:font-size="22pt" fo:language="zxx" fo:country="none" officeooo:rsid="0018232a" officeooo:paragraph-rsid="0018232a" style:font-size-asian="22pt" style:font-size-complex="22pt"/>
    </style:style>
    <style:style style:name="P40" style:family="paragraph" style:parent-style-name="Text_20_body" style:list-style-name="">
      <style:paragraph-properties fo:text-align="center" style:justify-single-word="false"/>
      <style:text-properties style:font-name="Calibri1" fo:font-size="6pt" fo:language="zxx" fo:country="none" style:text-underline-style="none" fo:font-weight="normal" officeooo:rsid="0018232a" officeooo:paragraph-rsid="0018232a" style:font-size-asian="5.25pt" style:font-weight-asian="normal" style:font-size-complex="6pt" style:font-weight-complex="normal"/>
    </style:style>
    <style:style style:name="P41" style:family="paragraph">
      <style:paragraph-properties fo:text-align="center"/>
    </style:style>
    <style:style style:name="T1" style:family="text">
      <style:text-properties fo:color="#333333" fo:font-size="10pt" officeooo:rsid="004edfbb" style:font-size-asian="10pt" style:font-size-complex="10pt"/>
    </style:style>
    <style:style style:name="T2" style:family="text">
      <style:text-properties fo:color="#333333" fo:font-size="10pt" officeooo:rsid="0015c3c3" style:font-size-asian="10pt" style:font-size-complex="10pt"/>
    </style:style>
    <style:style style:name="T3" style:family="text">
      <style:text-properties fo:color="#333333" fo:font-size="10pt" fo:language="zxx" fo:country="none" officeooo:rsid="00504370" style:font-size-asian="10pt" style:font-size-complex="10pt"/>
    </style:style>
    <style:style style:name="T4" style:family="text">
      <style:text-properties officeooo:rsid="0015c3c3"/>
    </style:style>
    <style:style style:name="T5" style:family="text">
      <style:text-properties officeooo:rsid="004edfbb"/>
    </style:style>
    <style:style style:name="T6" style:family="text">
      <style:text-properties style:font-name="Times New Roman1" officeooo:rsid="0015c3c3"/>
    </style:style>
    <style:style style:name="T7" style:family="text">
      <style:text-properties officeooo:rsid="006f0af6"/>
    </style:style>
    <style:style style:name="T8" style:family="text">
      <style:text-properties officeooo:rsid="007068fa"/>
    </style:style>
    <style:style style:name="T9" style:family="text">
      <style:text-properties officeooo:rsid="00735dc1"/>
    </style:style>
    <style:style style:name="T10" style:family="text">
      <style:text-properties officeooo:rsid="0074e11d"/>
    </style:style>
    <style:style style:name="T11" style:family="text">
      <style:text-properties officeooo:rsid="00761395"/>
    </style:style>
    <style:style style:name="T12" style:family="text">
      <style:text-properties officeooo:rsid="007724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cm" svg:stroke-color="#008080" draw:marker-start-width="0.019cm" draw:marker-end-width="0.019cm" draw:fill="solid" draw:fill-color="#008080" draw:textarea-horizontal-align="center" draw:textarea-vertical-align="middle" fo:padding-top="0.014cm" fo:padding-bottom="0.014cm" fo:padding-left="0.014cm" fo:padding-right="0.0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/>
      <text:h text:style-name="P31" text:outline-level="1"/>
      <text:h text:style-name="P31" text:outline-level="1"/>
      <text:h text:style-name="P32" text:outline-level="1"><text:title>Data Mining</text:title></text:h>
      <text:h text:style-name="P33" text:outline-level="1"/>
      <text:h text:style-name="P34" text:outline-level="1">- <text:subject>Versuch 6: Gesichtserkennung</text:subject> -</text:h>
      <text:h text:style-name="P34" text:outline-level="1"/>
      <text:h text:style-name="P38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5" text:outline-level="1">Teammitglieder</text:h>
      <text:h text:style-name="P40" text:outline-level="1"><draw:line text:anchor-type="paragraph" draw:z-index="0" draw:style-name="gr1" draw:text-style-name="P41" svg:x1="5.376cm" svg:y1="-0.065cm" svg:x2="13.172cm" svg:y2="-0.065cm"><text:p/></draw:line></text:h>
      <text:h text:style-name="P36" text:outline-level="1">J<text:span text:style-name="T5">an</text:span>Horak</text:h>
      <text:h text:style-name="P37" text:outline-level="1">Ralf Palyov</text:h>
      <text:h text:style-name="P36" text:outline-level="1"><text:span text:style-name="T5">Andreas</text:span> Mayer</text:h>
      <text:h text:style-name="P12" text:outline-level="1"><text:span text:style-name="T12">Überschrift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1" svg:font-family="Calibri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Calibri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131cm" fo:margin-right="0cm" fo:margin-top="1cm" fo:margin-bottom="0.3cm" style:contextual-spacing="false" fo:text-indent="-1.131cm" style:auto-text-indent="false" style:page-number="auto" style:shadow="none">
        <style:tab-stops/>
      </style:paragraph-properties>
      <style:text-properties fo:color="#333333"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72cm" fo:margin-right="0cm" fo:margin-top="0.7cm" fo:margin-bottom="0.199cm" style:contextual-spacing="false" fo:text-indent="-0.72cm" style:auto-text-indent="false" style:page-number="auto" style:shadow="none">
        <style:tab-stops/>
      </style:paragraph-properties>
      <style:text-properties fo:color="#333333" fo:font-size="75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70%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14cm" style:type="center"/>
          <style:tab-stop style:position="17.62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14cm" style:type="center"/>
          <style:tab-stop style:position="17.62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101cm" fo:border-left="none" fo:border-right="none" fo:border-top="none" fo:border-bottom="0.31pt solid #008080" style:shadow="none">
        <style:tab-stops>
          <style:tab-stop style:position="7.408cm" style:type="center"/>
          <style:tab-stop style:position="19.129cm" style:type="right"/>
        </style:tab-stops>
      </style:paragraph-properties>
      <style:text-properties officeooo:paragraph-rsid="00504370"/>
    </style:style>
    <style:style style:name="MP2" style:family="paragraph" style:parent-style-name="Footer">
      <style:paragraph-properties fo:text-align="start" style:justify-single-word="false" fo:padding="0.101cm" fo:border-left="none" fo:border-right="none" fo:border-top="0.31pt solid #008080" fo:border-bottom="none" style:shadow="none">
        <style:tab-stops>
          <style:tab-stop style:position="8.814cm" style:type="center"/>
          <style:tab-stop style:position="19.129cm" style:type="right"/>
        </style:tab-stops>
      </style:paragraph-properties>
      <style:text-properties fo:color="#333333" fo:font-size="10pt" officeooo:paragraph-rsid="00510c60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color="#333333" fo:font-size="10pt" officeooo:rsid="005e24b3" officeooo:paragraph-rsid="00372860" style:font-size-asian="10pt" style:font-size-complex="10pt"/>
    </style:style>
    <style:style style:name="MT1" style:family="text">
      <style:text-properties fo:color="#333333" fo:font-size="10pt" officeooo:rsid="004edfbb" style:font-size-asian="10pt" style:font-size-complex="10pt"/>
    </style:style>
    <style:style style:name="MT2" style:family="text">
      <style:text-properties fo:color="#333333" fo:font-size="10pt" officeooo:rsid="0015c3c3" style:font-size-asian="10pt" style:font-size-complex="10pt"/>
    </style:style>
    <style:style style:name="MT3" style:family="text">
      <style:text-properties fo:color="#333333" fo:font-size="10pt" fo:language="zxx" fo:country="none" officeooo:rsid="00504370" style:font-size-asian="10pt" style:font-size-complex="10pt"/>
    </style:style>
    <style:style style:name="MT4" style:family="text">
      <style:text-properties officeooo:rsid="0015c3c3"/>
    </style:style>
    <style:style style:name="MT5" style:family="text">
      <style:text-properties officeooo:rsid="004edfbb"/>
    </style:style>
    <style:style style:name="MT6" style:family="text">
      <style:text-properties style:font-name="Times New Roman1" officeooo:rsid="0015c3c3"/>
    </style:style>
    <style:page-layout style:name="Mpm1">
      <style:page-layout-properties fo:page-width="21.001cm" fo:page-height="29.7cm" style:num-format="1" style:print-orientation="portrait" fo:margin-top="1.54cm" fo:margin-bottom="1.54cm" fo:margin-left="1.199cm" fo:margin-right="1.199cm" style:writing-mode="lr-tb" style:layout-grid-color="#c0c0c0" style:layout-grid-lines="49" style:layout-grid-base-height="0.423cm" style:layout-grid-ruby-height="0.035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1cm" style:dynamic-spacing="false"/>
      </style:header-style>
      <style:footer-style>
        <style:header-footer-properties fo:min-height="0.901cm" fo:margin-left="0cm" fo:margin-right="0cm" fo:margin-top="0.8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54cm" fo:margin-bottom="1.54cm" fo:margin-left="1.199cm" fo:margin-right="1.1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1cm" style:dynamic-spacing="false"/>
      </style:header-style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itle>Data Mining</text:title></text:span><text:span text:style-name="MT2"><text:tab/><text:tab/></text:span><text:span text:style-name="MT3"><text:subject>Versuch 6: Gesichtserkennung</text:subject></text:span></text:p>
      </style:header>
      <style:footer>
        <text:p text:style-name="MP2"><text:span text:style-name="MT4"><text:file-name text:display="name-and-extension">protokoll.odt</text:file-name></text:span><text:span text:style-name="MT4"><text:tab/>J</text:span><text:span text:style-name="MT5">an</text:span><text:span text:style-name="MT4"> Horak <text:s text:c="2"/></text:span><text:span text:style-name="MT6">̶</text:span><text:span text:style-name="MT4"> <text:s text:c="2"/></text:span><text:span text:style-name="MT5">Ralf Palyov</text:span><text:span text:style-name="MT4"> <text:s text:c="3"/></text:span><text:span text:style-name="MT6">̶</text:span><text:span text:style-name="MT4"> <text:s text:c="2"/>A</text:span><text:span text:style-name="MT5">ndreas</text:span><text:span text:style-name="MT4"> Mayer<text:tab/></text:span><text:span text:style-name="MT4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3"><text:date style:data-style-name="N76" text:date-value="2013-12-02T11:27:32.83">2. Dezember 2013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dc:date>2013-12-02T11:27:32.06</dc:date>
    <meta:editing-duration>PT8H26M51S</meta:editing-duration>
    <meta:editing-cycles>80</meta:editing-cycles>
    <meta:print-date>2013-06-06T19:05:46.51</meta:print-date>
    <dc:subject>Versuch 6: Gesichtserkennung</dc:subject>
    <dc:title>Data Mining</dc:title>
    <meta:document-statistic meta:table-count="0" meta:image-count="0" meta:object-count="0" meta:page-count="3" meta:paragraph-count="10" meta:word-count="40" meta:character-count="313" meta:non-whitespace-character-count="273"/>
  </office:meta>
</office:document-meta>
</file>